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MV Boli" svg:font-family="'MV Boli'" style:font-pitch="variable"/>
    <style:font-face style:name="Monsieur La Doulaise" svg:font-family="'Monsieur La Doulaise'" style:font-pitch="variable"/>
    <style:font-face style:name="Pinyon Script" svg:font-family="'Pinyon Script'" style:font-pitch="variable"/>
    <style:font-face style:name="Rouge Script" svg:font-family="'Rouge Scrip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Rouge Script" officeooo:rsid="000b1602" officeooo:paragraph-rsid="000b1602"/>
    </style:style>
    <style:style style:name="P2" style:family="paragraph" style:parent-style-name="Standard">
      <style:text-properties fo:color="#000000" style:font-name="Monsieur La Doulaise" officeooo:rsid="000b1602" officeooo:paragraph-rsid="000b1602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" officeooo:rsid="000b1602" officeooo:paragraph-rsid="000b1602"/>
    </style:style>
    <style:style style:name="P4" style:family="paragraph" style:parent-style-name="Standard">
      <style:paragraph-properties fo:text-align="justify" style:justify-single-word="false"/>
      <style:text-properties fo:color="#000000" style:font-name="Times New Roman" officeooo:rsid="000b1602" officeooo:paragraph-rsid="000b1602"/>
    </style:style>
    <style:style style:name="P5" style:family="paragraph" style:parent-style-name="Standard">
      <style:text-properties fo:color="#000000" style:font-name="Ink Free" officeooo:rsid="000b1602" officeooo:paragraph-rsid="000b1602"/>
    </style:style>
    <style:style style:name="P6" style:family="paragraph" style:parent-style-name="Standard">
      <style:text-properties fo:color="#000000" style:font-name="Pinyon Script" officeooo:rsid="000b1602" officeooo:paragraph-rsid="000b1602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.5pt" fo:font-weight="normal" fo:background-color="#ffffff" loext:char-shading-value="0"/>
    </style:style>
    <style:style style:name="T3" style:family="text">
      <style:text-properties fo:color="#800000" style:font-name="Times New Roman" fo:font-size="10.5pt" fo:font-weight="normal" fo:background-color="#ffffff" loext:char-shading-value="0"/>
    </style:style>
    <style:style style:name="T4" style:family="text">
      <style:text-properties fo:font-size="10.5pt" fo:font-weight="normal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studo de Fontes Alternativas para o Sushi Aurora.</text:p>
      <text:p text:style-name="P3"/>
      <text:p text:style-name="P4"/>
      <text:p text:style-name="P4">1) Fontes retiradas do BR Office:</text:p>
      <text:p text:style-name="P2"/>
      <text:p text:style-name="P2">Sushi Aurora – <text:span text:style-name="T1">Monsieur La Doula</text:span></text:p>
      <text:p text:style-name="P2"/>
      <text:p text:style-name="P5">Sushi Aurora – <text:span text:style-name="T1">Ink Free</text:span></text:p>
      <text:p text:style-name="P5"/>
      <text:p text:style-name="P6">Sushi Aurora – <text:span text:style-name="T1">Pinyon Script</text:span></text:p>
      <text:p text:style-name="P6"><text:span text:style-name="T1"/></text:p>
      <text:p text:style-name="P1">Sushi Aurora – <text:span text:style-name="T1">Rouge Script</text:span></text:p>
      <text:p text:style-name="P1"><text:span text:style-name="T1"/></text:p>
      <text:p text:style-name="P1"><text:span text:style-name="T1">2) Fontes retiradas do Microssoft Office:</text:span></text:p>
      <text:p text:style-name="P1"><text:span text:style-name="T1"/></text:p>
      <text:p text:style-name="P1"><text:span text:style-name="T1">3) Fontes retiradas do Google Fonts: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MV Boli" svg:font-family="'MV Boli'" style:font-pitch="variable"/>
    <style:font-face style:name="Monsieur La Doulaise" svg:font-family="'Monsieur La Doulaise'" style:font-pitch="variable"/>
    <style:font-face style:name="Pinyon Script" svg:font-family="'Pinyon Script'" style:font-pitch="variable"/>
    <style:font-face style:name="Rouge Script" svg:font-family="'Rouge Scrip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06T10:02:25.285000000</meta:creation-date>
    <dc:date>2021-05-06T10:13:40.906000000</dc:date>
    <meta:editing-duration>PT1M5S</meta:editing-duration>
    <meta:editing-cycles>2</meta:editing-cycles>
    <meta:generator>LibreOffice/6.3.5.2$Windows_X86_64 LibreOffice_project/dd0751754f11728f69b42ee2af66670068624673</meta:generator>
    <meta:document-statistic meta:table-count="0" meta:image-count="0" meta:object-count="0" meta:page-count="1" meta:paragraph-count="8" meta:word-count="43" meta:character-count="270" meta:non-whitespace-character-count="231"/>
  </office:meta>
</office:document-meta>
</file>